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3bcb" officeooo:paragraph-rsid="00143bcb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5182b" officeooo:paragraph-rsid="0015182b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3b0167" officeooo:paragraph-rsid="003b0167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43d452" officeooo:paragraph-rsid="0043d452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50f0f0" officeooo:paragraph-rsid="0050f0f0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5a4039" officeooo:paragraph-rsid="005a4039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5c189f" officeooo:paragraph-rsid="005c189f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604ca1" officeooo:paragraph-rsid="00604ca1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6067e6" officeooo:paragraph-rsid="006067e6"/>
    </style:style>
    <style:style style:name="T1" style:family="text">
      <style:text-properties officeooo:rsid="0015182b"/>
    </style:style>
    <style:style style:name="T2" style:family="text">
      <style:text-properties officeooo:rsid="0016e451"/>
    </style:style>
    <style:style style:name="T3" style:family="text">
      <style:text-properties officeooo:rsid="0019100b"/>
    </style:style>
    <style:style style:name="T4" style:family="text">
      <style:text-properties officeooo:rsid="003c4325"/>
    </style:style>
    <style:style style:name="T5" style:family="text">
      <style:text-properties officeooo:rsid="00448971"/>
    </style:style>
    <style:style style:name="T6" style:family="text">
      <style:text-properties style:text-line-through-style="solid" style:text-line-through-type="single" officeooo:rsid="00448971"/>
    </style:style>
    <style:style style:name="T7" style:family="text">
      <style:text-properties style:text-line-through-style="none" style:text-line-through-type="none" officeooo:rsid="004e97f1"/>
    </style:style>
    <style:style style:name="T8" style:family="text">
      <style:text-properties officeooo:rsid="0052ecf2"/>
    </style:style>
    <style:style style:name="T9" style:family="text">
      <style:text-properties officeooo:rsid="005c189f"/>
    </style:style>
    <style:style style:name="T10" style:family="text">
      <style:text-properties officeooo:rsid="005ded79"/>
    </style:style>
    <style:style style:name="T11" style:family="text">
      <style:text-properties officeooo:rsid="006067e6"/>
    </style:style>
    <style:style style:name="T12" style:family="text">
      <style:text-properties officeooo:rsid="00614f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Die am 25ten Februar 1806. in <text:tab/><text:tab/><text:tab/><text:tab/><text:tab/><text:tab/><text:tab/><text:tab/> <text:s text:c="2"/>Nazareth selig entschlafene verwit-<text:tab/><text:tab/><text:tab/><text:tab/><text:tab/><text:tab/><text:tab/><text:tab/> <text:s text:c="4"/>wete Schwester Maria Agnes Rothe,<text:tab/><text:tab/><text:tab/><text:tab/><text:tab/><text:tab/><text:tab/><text:tab/> <text:s text:c="4"/>geboren Pfingsttag, hat von ihrem<text:tab/><text:tab/><text:tab/><text:tab/><text:tab/><text:tab/><text:tab/><text:tab/> <text:s text:c="3"/>Lebensgange einen schriftlichen<text:tab/><text:tab/><text:tab/><text:tab/><text:tab/><text:tab/><text:tab/><text:tab/><text:tab/> <text:s text:c="6"/>Aufsatz hinterlassen, aus <text:span text:style-name="T1">wel-<text:tab/><text:tab/><text:tab/><text:tab/><text:tab/><text:tab/><text:tab/><text:tab/> <text:s text:c="11"/>chem folgendes anzuführen ist:</text:span></text:p>
      <text:p text:style-name="P2">Ich bin den 4ten April: 1735. zu<text:tab/><text:tab/><text:tab/><text:tab/><text:tab/><text:tab/><text:tab/> <text:s text:c="21"/><text:span text:style-name="T3">[?]</text:span>irsche im Würtembergischen <text:s text:c="7"/><text:tab/><text:tab/><text:tab/><text:tab/><text:tab/><text:tab/><text:tab/><text:tab/> <text:s text:c="7"/>geboren. Im Jahr 1737. kam ich mit<text:tab/><text:tab/><text:tab/><text:tab/><text:tab/><text:tab/><text:tab/><text:tab/> <text:s text:c="6"/>meinen Eltern nach Amerika, wo<text:tab/><text:tab/><text:tab/><text:tab/><text:tab/><text:tab/><text:tab/><text:tab/><text:tab/> <text:s/><text:span text:style-name="T2">wir zuerst etwa 9. Jahre in der<text:tab/><text:tab/><text:tab/><text:tab/><text:tab/><text:tab/><text:tab/><text:tab/><text:tab/> <text:s text:c="6"/>Nähe von Philadelphia wohnten.<text:tab/><text:tab/><text:tab/><text:tab/><text:tab/><text:tab/><text:tab/><text:tab/><text:tab/> <text:s text:c="19"/>Nach dieser Zeit, in welcher meine<text:tab/><text:tab/><text:tab/><text:tab/><text:tab/><text:tab/><text:tab/><text:tab/> <text:s text:c="7"/>Eltern mit der Brüdergemeine be-<text:tab/><text:tab/><text:tab/><text:tab/><text:tab/><text:tab/><text:tab/><text:tab/> <text:s text:c="7"/>kannt worden waren, zogen wir, um<text:tab/><text:tab/><text:tab/><text:tab/><text:tab/><text:tab/><text:tab/><text:tab/> <text:s text:c="3"/>derselben näher zu seyn, in die Nähe<text:tab/><text:tab/><text:tab/><text:tab/><text:tab/><text:tab/><text:tab/><text:tab/> <text:s text:c="6"/>von Bethlehem auf den Bech[?]-Berg.<text:tab/><text:tab/><text:tab/><text:tab/><text:tab/><text:tab/><text:tab/><text:tab/> <text:s text:c="7"/>Bey Gelegenheit daß ich in Phila-<text:tab/><text:tab/><text:tab/><text:tab/><text:tab/><text:tab/><text:tab/><text:tab/> <text:s text:c="4"/>delphia die Schule des Br. Pyrlaus be-<text:tab/><text:tab/><text:tab/><text:tab/><text:tab/><text:tab/><text:tab/><text:tab/> <text:s text:c="7"/>sucht hatte, war ich in meinem Herzen<text:tab/><text:tab/><text:tab/><text:tab/><text:tab/><text:tab/><text:tab/><text:tab/> <text:s text:c="15"/>vom Heiland angefasst worden; u. nun<text:tab/><text:tab/><text:tab/><text:tab/><text:tab/><text:tab/><text:tab/><text:tab/> <text:s text:c="7"/>besuchte ich zum Segen für mein Herz<text:tab/><text:tab/><text:tab/><text:tab/><text:tab/><text:tab/><text:tab/><text:tab/> <text:s text:c="10"/>fleißig in Bethlehem; wodurch in mir<text:tab/><text:tab/><text:tab/><text:tab/><text:tab/><text:tab/><text:tab/><text:tab/> <text:s/>das Verlangen erregt u. i[mm]er stär-<text:tab/><text:tab/><text:tab/><text:tab/><text:tab/><text:tab/><text:tab/><text:tab/> <text:s text:c="4"/>ker wurde, ganz zu dieser Gemeine <text:tab/><text:tab/><text:tab/><text:tab/><text:tab/><text:tab/><text:tab/> <text:s text:c="13"/>zu ziehen. Als nach einiger Zeit <text:tab/><text:tab/><text:tab/><text:tab/><text:tab/><text:tab/><text:tab/><text:tab/><text:tab/> <text:s text:c="14"/>der Br. Pyrlaus in meiner Eltern<text:tab/><text:tab/><text:tab/><text:tab/><text:tab/><text:tab/><text:tab/><text:tab/><text:tab/> <text:s text:c="4"/>Haus besuchte, so bat ich ihn, ein gu-<text:tab/><text:tab/><text:tab/><text:tab/><text:tab/><text:tab/><text:tab/><text:tab/> <text:s text:c="6"/>tes Wort für mich einzulegen, daß ich<text:tab/><text:tab/><text:tab/><text:tab/><text:tab/><text:tab/><text:tab/><text:tab/> <text:s text:c="6"/>Erlaubniß bekäme, in Bethlehem zu<text:tab/><text:tab/><text:tab/><text:tab/><text:tab/><text:tab/><text:tab/><text:tab/> <text:s text:c="14"/>wohnen. Er stellte mir zwar vor, daß<text:tab/><text:tab/><text:tab/><text:tab/><text:tab/><text:tab/><text:tab/><text:tab/> <text:s text:c="7"/>ich es bey meinen Eltern im Aeußern viel<text:tab/><text:tab/><text:tab/><text:tab/><text:tab/><text:tab/><text:tab/> <text:s text:c="14"/>besser haben kö[n]te als in Bethlehem,<text:tab/><text:tab/><text:tab/><text:tab/><text:tab/><text:tab/> <text:s text:c="22"/>wo damals Armuth herrschte; allein<text:tab/><text:tab/><text:tab/><text:tab/><text:tab/><text:tab/> <text:s text:c="22"/>ich ihm zu erkennen gab, mir ich dessen un-<text:tab/><text:tab/><text:tab/><text:tab/><text:tab/><text:tab/><text:tab/> <text:s text:c="14"/>geachtet in meinem Herzen vest über-<text:tab/><text:tab/><text:tab/><text:tab/><text:tab/><text:tab/><text:tab/><text:tab/> <text:s text:c="14"/>zeugt sey, daß ich zu dieser Gemeine ge-<text:tab/><text:tab/><text:tab/><text:tab/><text:tab/><text:tab/><text:tab/> <text:s text:c="10"/>höre, so [???] mir endlich, meiner<text:tab/><text:tab/><text:tab/><text:tab/><text:tab/><text:tab/><text:tab/><text:tab/> <text:s text:c="14"/>in dieser Absicht eingedenk zu seyn.<text:tab/><text:tab/><text:tab/><text:tab/><text:tab/><text:tab/><text:tab/><text:tab/> <text:s text:c="15"/>Ich ko[n]te es kaum erwarten, bis mir mein<text:tab/><text:tab/><text:tab/><text:tab/><text:tab/><text:tab/><text:tab/> <text:s text:c="7"/>Verlangen gewährt würde, u. als meine Mut-<text:tab/><text:tab/><text:tab/><text:tab/><text:tab/><text:tab/><text:tab/> <text:s text:c="14"/>ter mir endlich anzeigte, daß ich die gewünsch-<text:tab/><text:tab/><text:tab/><text:tab/> <text:s text:c="39"/>te Erlaubniß erhalten habe, so erregte die-<text:tab/><text:tab/><text:tab/><text:tab/><text:tab/><text:tab/><text:tab/> <text:s text:c="15"/>ses in mir eine ungemeine Freude. Ich zog<text:tab/><text:tab/><text:tab/><text:tab/><text:tab/><text:tab/><text:tab/> <text:s text:c="15"/>also in meinem 14ten Jahre nach Beth-<text:tab/><text:tab/><text:tab/><text:tab/><text:tab/><text:tab/><text:tab/><text:tab/> <text:s text:c="15"/>lehem, war daselbst kindlich froh u.<text:tab/><text:tab/><text:tab/><text:tab/><text:tab/><text:tab/><text:tab/><text:tab/> <text:s text:c="14"/>vergnügt, u. es war mir sehr wich-<text:tab/><text:tab/><text:tab/><text:tab/><text:tab/><text:tab/><text:tab/><text:tab/> <text:s text:c="6"/>tig, dort wohnen zu dürfen. Den 14ten<text:tab/><text:tab/><text:tab/><text:tab/><text:tab/><text:tab/><text:tab/><text:tab/> <text:s text:c="16"/>Novbr: 1748. wurde ich in die Gemeine<text:tab/><text:tab/><text:tab/><text:tab/><text:tab/><text:tab/> <text:s text:c="52"/></text:span><text:soft-page-break/><text:span text:style-name="T2">aufgeno[m]en. Um diese Zeit ging<text:tab/><text:tab/><text:tab/><text:tab/><text:tab/><text:tab/><text:tab/><text:tab/> <text:s text:c="5"/>in mir eine besondere Gnadenar-<text:tab/><text:tab/><text:tab/><text:tab/><text:tab/><text:tab/><text:tab/><text:tab/><text:tab/> <text:s text:c="3"/>beit des Heilandes u. Seines h. Geistes <text:s text:c="124"/>vor, u. Ich wurde in meinem Herzen<text:tab/><text:tab/><text:tab/><text:tab/><text:tab/><text:tab/><text:tab/><text:tab/> <text:s text:c="25"/>mehr auf Ihn gegründet. Im Merz <text:tab/><text:tab/><text:tab/><text:tab/><text:tab/><text:tab/><text:tab/><text:tab/> <text:s text:c="15"/>1749. gelang ich zum erstmaligen<text:tab/><text:tab/><text:tab/><text:tab/><text:tab/><text:tab/><text:tab/><text:tab/> <text:s text:c="16"/>Genuß des heil. Abendmahls mit der <text:tab/><text:tab/><text:tab/><text:tab/><text:tab/><text:tab/><text:tab/><text:tab/> <text:s text:c="15"/>Gemeine. Ich ging damals meinen<text:tab/><text:tab/><text:tab/><text:tab/><text:tab/><text:tab/><text:tab/><text:tab/> <text:s text:c="6"/>Gang vergnügt u. selig, u. we[n] mich<text:tab/><text:tab/><text:tab/><text:tab/><text:tab/><text:tab/><text:tab/><text:tab/> <text:s text:c="7"/>etwas stören wollte, so redete ich offen-<text:tab/><text:tab/><text:tab/><text:tab/><text:tab/><text:tab/><text:tab/><text:tab/> <text:s text:c="4"/>herzig mit meiner Chorarbeiterin dar-<text:tab/><text:tab/><text:tab/><text:tab/><text:tab/><text:tab/><text:tab/><text:tab/> <text:s text:c="6"/>über aus, u. wurde zurechtgewiesen.<text:tab/><text:tab/><text:tab/><text:tab/><text:tab/><text:tab/><text:tab/><text:tab/> <text:s text:c="7"/>Mein Gnadenloos zur Brüdergemei-<text:tab/><text:tab/><text:tab/><text:tab/><text:tab/><text:tab/><text:tab/> <text:s text:c="13"/>ne zu gehören war mir unausprechlich <text:tab/><text:tab/><text:tab/><text:tab/><text:tab/><text:tab/><text:tab/><text:tab/> <text:s text:c="7"/>groß u. wichtig, und dieselbe Gesinnung<text:tab/><text:tab/><text:tab/><text:tab/><text:tab/><text:tab/><text:tab/> <text:s text:c="6"/>ist mir seit jener Zeit unverrückt ge-<text:tab/><text:tab/><text:tab/><text:tab/><text:tab/><text:tab/><text:tab/><text:tab/> <text:s text:c="7"/>blieben. Im Jahre 1770. geschahe mir der</text:span></text:p>
      <text:p text:style-name="P3">Antrag mit meinem sel. Manne <text:tab/><text:tab/><text:tab/><text:tab/><text:tab/><text:tab/><text:tab/><text:tab/><text:tab/> <text:s text:c="15"/>Johannes Rothe in die <text:span text:style-name="T4">Ehe zu treten.<text:tab/><text:tab/><text:tab/><text:tab/><text:tab/><text:tab/><text:tab/> <text:s text:c="26"/>Da ich im Chor der led. Schwestern<text:tab/><text:tab/><text:tab/><text:tab/><text:tab/><text:tab/><text:tab/><text:tab/> <text:s text:c="16"/>meine Zeit sehr vergnügt verbracht, u.<text:tab/><text:tab/><text:tab/><text:tab/><text:tab/><text:tab/><text:tab/><text:tab/> <text:s text:c="14"/>viel Gutes in demselben genoßen hatte,<text:tab/><text:tab/><text:tab/><text:tab/><text:tab/><text:tab/><text:tab/><text:tab/> <text:s text:c="14"/>so fiel es mir nicht wenig schwer, mich<text:tab/><text:tab/><text:tab/><text:tab/><text:tab/><text:tab/><text:tab/><text:tab/> <text:s text:c="13"/>von diesem Chor zu tre[n]en. Nach dem ich<text:tab/><text:tab/><text:tab/><text:tab/><text:tab/><text:tab/> <text:s text:c="25"/>aber mit dem Heiland darüber ausgeredet <text:tab/><text:tab/><text:tab/><text:tab/><text:tab/><text:tab/><text:tab/> <text:s text:c="17"/>u. dabey in meinem Herzen von Ihm die tröst-<text:tab/><text:tab/><text:tab/><text:tab/><text:tab/><text:tab/><text:tab/> <text:s text:c="14"/>liche Versicherung beko[m]en hatte, daß gedach- <text:tab/><text:tab/><text:tab/><text:tab/> <text:s text:c="23"/>ter Antrag nach Seiner Leitung an mich gekom-<text:tab/><text:tab/><text:tab/><text:tab/><text:tab/><text:tab/> <text:s text:c="7"/>men sey, so ko[n]te ich mich mit Freudigkeit <text:tab/><text:tab/><text:tab/><text:tab/><text:tab/><text:tab/><text:tab/> <text:s text:c="8"/>zur Annahme desselben entschließen. Die<text:tab/><text:tab/><text:tab/><text:tab/><text:tab/><text:tab/><text:tab/> <text:s text:c="15"/>Trauung erfolgte am 16ten Aug [?] gedachten Jah-<text:tab/><text:tab/><text:tab/><text:tab/><text:tab/><text:tab/> <text:s text:c="12"/>res, u. unser l. HErr hat zu dieser unsrer Ver-<text:tab/><text:tab/><text:tab/><text:tab/><text:tab/><text:tab/><text:tab/> <text:s text:c="12"/>bindung sich in Gnaden bekannt. Wir bekamen <text:tab/><text:tab/><text:tab/><text:tab/><text:tab/><text:tab/> <text:s text:c="13"/>einander zärtlich lieb, eines suchte es dem an-<text:tab/><text:tab/><text:tab/><text:tab/><text:tab/><text:tab/><text:tab/> <text:s text:c="13"/>dern leicht zu machen, u. wir waren beyde<text:tab/><text:tab/><text:tab/><text:tab/><text:tab/><text:tab/><text:tab/> <text:s text:c="11"/>gleiches Sinnes uns dem Dienste des HErrn <text:tab/><text:tab/><text:tab/><text:tab/><text:tab/><text:tab/><text:tab/> <text:s text:c="17"/>willig zu weihen. Zufolge unsrer Bestim-<text:tab/><text:tab/><text:tab/><text:tab/><text:tab/><text:tab/><text:tab/><text:tab/> <text:s text:c="16"/>mung zu Bedienung der Indianergemeine</text:span></text:p>
      <text:p text:style-name="P4">in Tschechscheguanink an der Susquetian-<text:tab/><text:tab/><text:tab/><text:tab/><text:tab/><text:tab/><text:tab/> <text:s text:c="14"/>nah traten wir einige Wochen nach unsrer<text:tab/><text:tab/><text:tab/><text:tab/><text:tab/><text:tab/><text:tab/> <text:s text:c="6"/>Trauung unsre Reise von Bethlehem da-<text:tab/><text:tab/><text:tab/><text:tab/><text:tab/><text:tab/><text:tab/> <text:s text:c="14"/>hin an. <text:span text:style-name="T5">Als ich den ersten Indianer auf der<text:tab/><text:tab/><text:tab/><text:tab/><text:tab/><text:tab/><text:tab/> <text:s text:c="7"/>Reise zu Gesichte bekam, erschrak ich<text:tab/><text:tab/><text:tab/><text:tab/><text:tab/><text:tab/><text:tab/><text:tab/> <text:s text:c="6"/>über seinen milden Blick, und eben dieser<text:tab/><text:tab/><text:tab/><text:tab/><text:tab/><text:tab/><text:tab/> <text:s text:c="7"/>Mann wurde bald gründlich erweckt, und <text:tab/><text:tab/><text:tab/> <text:s text:c="40"/>einer unsrer lieben Brüder. Es gefiel<text:tab/><text:tab/><text:tab/><text:tab/><text:tab/><text:tab/><text:tab/><text:tab/> <text:s text:c="14"/>mir sehr wohl auf unsern Posten, und <text:tab/><text:tab/><text:tab/><text:tab/><text:tab/><text:tab/><text:tab/><text:tab/> <text:s text:c="12"/>ich hatte die Indianer herzlich lieb.“<text:tab/><text:tab/><text:tab/><text:tab/><text:tab/><text:tab/><text:tab/> <text:s text:c="16"/>So weit aus dem von ihr hinterlasse Auf-<text:tab/><text:tab/><text:tab/><text:tab/><text:tab/><text:tab/><text:tab/> <text:s text:c="33"/>satz. Aus einer schriftlichen Nach-<text:tab/><text:tab/><text:tab/><text:tab/><text:tab/><text:tab/><text:tab/><text:tab/> <text:s text:c="7"/>richt von ihrem seligen Manne ist fer-<text:tab/><text:tab/><text:tab/><text:tab/><text:tab/><text:tab/><text:tab/><text:tab/> <text:s text:c="16"/>neres zu ersehen: Im Jahr 1772. zo-<text:tab/><text:tab/><text:tab/><text:tab/><text:tab/><text:tab/><text:tab/><text:tab/> <text:s text:c="6"/></text:span><text:soft-page-break/><text:span text:style-name="T5">gen sie mit der Indianergemeine,<text:tab/><text:tab/><text:tab/><text:tab/><text:tab/><text:tab/><text:tab/><text:tab/><text:tab/> <text:s text:c="5"/>welche in Tschechscheguanink und in <text:tab/><text:tab/><text:tab/><text:tab/><text:tab/><text:tab/><text:tab/><text:tab/> <text:s text:c="8"/>Friedenshütten wohnte, in Begleitung <text:tab/><text:tab/><text:tab/><text:tab/><text:tab/><text:tab/><text:tab/><text:tab/> <text:s text:c="12"/>des sel. Br. Etweins nach Longontute-<text:tab/><text:tab/><text:tab/><text:tab/><text:tab/><text:tab/><text:tab/><text:tab/> <text:s text:c="12"/>ning an der großen Biber-[???].<text:tab/><text:tab/><text:tab/><text:tab/><text:tab/><text:tab/><text:tab/><text:tab/> <text:s text:c="26"/>Auf dieser Reise von acht Wochen durch<text:tab/><text:tab/><text:tab/><text:tab/><text:tab/><text:tab/><text:tab/> <text:s text:c="13"/>die Wildniß stürzte unsre sel: Schwe-<text:tab/><text:tab/><text:tab/><text:tab/><text:tab/><text:tab/><text:tab/><text:tab/> <text:s text:c="7"/>ster viermal mit ihrem 10. Monat alten<text:tab/><text:tab/><text:tab/><text:tab/><text:tab/><text:tab/><text:tab/><text:tab/> <text:s text:c="13"/>Kinde vom Pferde herab, doch wurden<text:tab/><text:tab/><text:tab/><text:tab/><text:tab/><text:tab/><text:tab/><text:tab/> <text:s text:c="12"/>sie beyde vor Schaden bewahrt.<text:tab/><text:tab/><text:tab/><text:tab/><text:tab/><text:tab/><text:tab/><text:tab/><text:tab/> <text:s text:c="6"/>An dem Biberfluß blieben sie bis<text:tab/><text:tab/><text:tab/><text:tab/><text:tab/><text:tab/><text:tab/><text:tab/><text:tab/> <text:s text:c="14"/>im April 1773., da sie abermal mit der<text:tab/><text:tab/><text:tab/><text:tab/><text:tab/><text:tab/><text:tab/><text:tab/> <text:s text:c="13"/>Gemeine aufbrachen, u. an den Fluß <text:tab/><text:tab/><text:tab/><text:tab/><text:tab/><text:tab/><text:tab/><text:tab/> <text:s text:c="15"/>Muskingum zogen, wo Schönbru[n] an-<text:tab/><text:tab/><text:tab/><text:tab/><text:tab/><text:tab/><text:tab/><text:tab/> <text:s text:c="10"/>gebaut wurde. Nachdem sie die Ge-<text:tab/><text:tab/><text:tab/><text:tab/><text:tab/><text:tab/><text:tab/><text:tab/> <text:s text:c="14"/>meine bis dahin begleitet hatten, gingen<text:tab/><text:tab/><text:tab/><text:tab/><text:tab/><text:tab/><text:tab/><text:tab/> <text:s text:c="13"/>sie bald darauf nach Gnadenhütten, <text:tab/><text:tab/><text:tab/><text:tab/><text:tab/><text:tab/><text:tab/><text:tab/> <text:s text:c="7"/>wo sich ein anderer Theil der Indianer-<text:tab/><text:tab/><text:tab/><text:tab/><text:tab/><text:tab/><text:tab/><text:tab/> <text:s text:c="9"/>Gemeine niedergelassen hatte. Diese <text:tab/><text:tab/><text:tab/><text:tab/><text:tab/><text:tab/><text:tab/><text:tab/> <text:s text:c="16"/>Gemeine bedienten sie bis zum 18ten<text:tab/><text:tab/><text:tab/><text:tab/><text:tab/><text:tab/><text:tab/><text:tab/> <text:s text:c="10"/>Aug[?]: desselben Jahres, begaben sich so-<text:tab/><text:tab/><text:tab/><text:tab/><text:tab/><text:tab/><text:tab/> <text:s text:c="11"/>dann auf erhaltenen [?] abermals <text:tab/><text:tab/><text:tab/><text:tab/><text:tab/><text:tab/><text:tab/><text:tab/> <text:s text:c="8"/>nach Schönbrunn, u. blieben daselbst <text:tab/><text:tab/><text:tab/><text:tab/><text:tab/><text:tab/><text:tab/><text:tab/> <text:s text:c="14"/>bis Ende May, worauf sie ihre </text:span><text:span text:style-name="T6">Reise</text:span><text:span text:style-name="T7">[?]</text:span><text:span text:style-name="T5"><text:tab/><text:tab/><text:tab/><text:tab/><text:tab/><text:tab/><text:tab/><text:tab/> <text:s text:c="3"/>Rückreise nach Bethlehem antraten.</text:span></text:p>
      <text:p text:style-name="P5">Nach manchen Beschwerden, aber auch<text:tab/><text:tab/><text:tab/><text:tab/><text:tab/><text:tab/><text:tab/> <text:s text:c="11"/>manchen Erfahrungen der Bewahrung<text:tab/><text:tab/><text:tab/><text:tab/><text:tab/><text:tab/><text:tab/><text:tab/> <text:s text:c="7"/>u. Hülfe des HErrn langten sie am 24[?] Juny<text:tab/><text:tab/><text:tab/><text:tab/><text:tab/><text:tab/><text:tab/> <text:s text:c="8"/>mit ihren 2. Kindern <text:span text:style-name="T8">glückl: in Bethlehem<text:tab/><text:tab/><text:tab/><text:tab/><text:tab/><text:tab/><text:tab/> <text:s text:c="16"/>an. In der folgenden Zeit haben sie die<text:tab/><text:tab/><text:tab/><text:tab/><text:tab/><text:tab/><text:tab/><text:tab/> <text:s text:c="11"/>Gemeine in Mountjoy, Yorktown, E-<text:tab/><text:tab/><text:tab/><text:tab/><text:tab/><text:tab/><text:tab/><text:tab/> <text:s text:c="10"/>maus u. Hebron gedient. In Yorktown,<text:tab/><text:tab/><text:tab/><text:tab/><text:tab/><text:tab/><text:tab/><text:tab/> <text:s text:c="7"/>wohin sie im Jahr 1790. zum zweyten-<text:tab/><text:tab/><text:tab/><text:tab/><text:tab/><text:tab/><text:tab/><text:tab/> <text:s text:c="7"/>mal zogen, beschloß am 19[ten?] July 1790.<text:tab/><text:tab/><text:tab/><text:tab/><text:tab/><text:tab/><text:tab/> <text:s text:c="13"/>ihr lieber Mann seinen Dienst u. seine<text:tab/><text:tab/><text:tab/><text:tab/><text:tab/><text:tab/><text:tab/><text:tab/> <text:s text:c="6"/>Wallfahrt hienieden. Dieser Verlust<text:tab/><text:tab/><text:tab/><text:tab/><text:tab/><text:tab/><text:tab/><text:tab/> <text:s text:c="10"/>ging ihr schmerzlich nahe, da sie mit<text:tab/><text:tab/><text:tab/><text:tab/><text:tab/><text:tab/><text:tab/><text:tab/> <text:s text:c="7"/>ihm eine vergnügte Ehe geführt hatte.<text:tab/><text:tab/><text:tab/><text:tab/><text:tab/><text:tab/><text:tab/><text:tab/> <text:s text:c="8"/>Dieselbe war mit vier Söhnen gesegnet,<text:tab/><text:tab/><text:tab/><text:tab/><text:tab/><text:tab/><text:tab/><text:tab/> <text:s text:c="7"/>von welchen sie neun Enkel erlebt hat.<text:tab/><text:tab/><text:tab/><text:tab/><text:tab/><text:tab/><text:tab/><text:tab/> <text:s text:c="6"/>Nach dem Heimgang ihres Mannes kam<text:tab/><text:tab/><text:tab/><text:tab/><text:tab/><text:tab/><text:tab/> <text:s text:c="7"/>sie nach Bethlehem ins Chorhaus der<text:tab/><text:tab/><text:tab/><text:tab/><text:tab/><text:tab/><text:tab/><text:tab/> <text:s text:c="6"/>Witwen, wo sie ihre Zeit vergnügt<text:tab/><text:tab/><text:tab/><text:tab/><text:tab/><text:tab/><text:tab/><text:tab/><text:tab/> <text:s text:c="7"/>verbrachte, bis ihr im Jahr 1798. auf-<text:tab/><text:tab/><text:tab/><text:tab/><text:tab/><text:tab/><text:tab/><text:tab/> <text:s text:c="8"/>getragen wurde, auf eine Zeitlang dem<text:tab/><text:tab/><text:tab/><text:tab/><text:tab/><text:tab/><text:tab/><text:tab/> <text:s text:c="13"/>Br. Moltkes[?] in seinem Witwerstande[?] <text:tab/><text:tab/><text:tab/><text:tab/><text:tab/><text:tab/> <text:s text:c="14"/>in Yorktown in der Haushaltung und<text:tab/><text:tab/><text:tab/><text:tab/><text:tab/><text:tab/><text:tab/><text:tab/> <text:s text:c="8"/>sonst zu assistiren. Die Schwestern,<text:tab/><text:tab/><text:tab/><text:tab/><text:tab/><text:tab/><text:tab/><text:tab/> <text:s text:c="7"/>die daselbst schon ehedem ihre Pflege<text:tab/><text:tab/><text:tab/><text:tab/><text:tab/><text:tab/><text:tab/><text:tab/> <text:s text:c="7"/>genossen hatten, freuten sich gar<text:tab/><text:tab/><text:tab/><text:tab/><text:tab/><text:tab/><text:tab/><text:tab/> <text:s text:c="11"/>sehr, sie wieder zu sehen, u. eine Zeit-<text:tab/><text:tab/><text:tab/><text:tab/><text:tab/><text:tab/><text:tab/><text:tab/> <text:s text:c="6"/></text:span><text:soft-page-break/><text:span text:style-name="T8">lang ihres angenehmen und vertrau-<text:tab/><text:tab/><text:tab/><text:tab/><text:tab/><text:tab/><text:tab/><text:tab/> <text:s text:c="6"/>lichen Umgangs zu genießen.</text:span></text:p>
      <text:p text:style-name="P6">Im May des folgenden Jahres zog sie<text:tab/><text:tab/><text:tab/><text:tab/><text:tab/><text:tab/><text:tab/><text:tab/> <text:s text:c="6"/>nach [?] zu ihren Kindern, den Ge-<text:tab/><text:tab/><text:tab/><text:tab/><text:tab/><text:tab/><text:tab/><text:tab/> <text:s text:c="10"/>schwistern John Rothes, welche den da-<text:tab/><text:tab/><text:tab/><text:tab/><text:tab/><text:tab/><text:tab/> <text:s text:c="10"/>sigen Gasthof bedienten; u. als diesel-<text:tab/><text:tab/><text:tab/><text:tab/><text:tab/><text:tab/><text:tab/><text:tab/> <text:s text:c="13"/>zu[?] gleichem Zweck hierher nach Na- <text:tab/><text:tab/><text:tab/><text:tab/><text:tab/><text:tab/><text:tab/> <text:s text:c="22"/>zareth zogen, blieb sie <text:span text:style-name="T9">bey ihnen, u.<text:tab/><text:tab/><text:tab/><text:tab/><text:tab/><text:tab/><text:tab/><text:tab/> <text:s text:c="14"/>nahm sich mit unermüdeter Sorg-<text:tab/><text:tab/><text:tab/><text:tab/><text:tab/><text:tab/><text:tab/><text:tab/> <text:s text:c="6"/>falt ihrer kleinen Kinder an, wo-<text:tab/><text:tab/><text:tab/><text:tab/><text:tab/><text:tab/><text:tab/><text:tab/><text:tab/> <text:s text:c="7"/>für sie ihr sehr dankbar waren.</text:span></text:p>
      <text:p text:style-name="P7">Aber nicht nur ihren Kindern u. En-<text:tab/><text:tab/><text:tab/><text:tab/><text:tab/><text:tab/><text:tab/><text:tab/> <text:s text:c="5"/>keln, für die sie unabläßig zum<text:tab/><text:tab/><text:tab/><text:tab/><text:tab/><text:tab/><text:tab/><text:tab/> <text:s text:c="30"/>Heiland betete, war sie eine treue u.<text:tab/><text:tab/><text:tab/><text:tab/><text:tab/><text:tab/><text:tab/><text:tab/> <text:s text:c="8"/>schätzbare Mutter, sondern sie<text:tab/><text:tab/><text:tab/><text:tab/><text:tab/><text:tab/><text:tab/><text:tab/><text:tab/> <text:s text:c="14"/>war auch allen ihren Chorgenossen<text:tab/><text:tab/><text:tab/><text:tab/><text:tab/><text:tab/><text:tab/><text:tab/> <text:s text:c="13"/>u. jedermann, der mit ihr umzugehen<text:tab/><text:tab/><text:tab/><text:tab/><text:tab/><text:tab/><text:tab/><text:tab/> <text:s text:c="15"/>Gelegenheit hatte, <text:span text:style-name="T10">wegen ihres schuft-[?]<text:tab/><text:tab/><text:tab/><text:tab/><text:tab/><text:tab/><text:tab/> <text:s text:c="13"/>müthigen, friedliebenden, herzlichen,<text:tab/><text:tab/><text:tab/><text:tab/><text:tab/><text:tab/><text:tab/><text:tab/> <text:s text:c="17"/>kindlichen, frohen u. offenen Wesens<text:tab/><text:tab/><text:tab/><text:tab/><text:tab/><text:tab/><text:tab/><text:tab/> <text:s text:c="13"/>lieb u. werth. Aus ihren Worten u. Werken<text:tab/><text:tab/><text:tab/><text:tab/><text:tab/><text:tab/><text:tab/> <text:s text:c="13"/>war Lob u. Dank gegen ihren treuen<text:tab/><text:tab/><text:tab/><text:tab/><text:tab/><text:tab/><text:tab/><text:tab/> <text:s text:c="13"/>Heiland u. Versöhner, u. auch Niedrigkeit<text:tab/><text:tab/><text:tab/><text:tab/><text:tab/><text:tab/><text:tab/> <text:s text:c="11"/>u. Treue ihres Herzens deutlich zu mer-<text:tab/><text:tab/><text:tab/><text:tab/><text:tab/><text:tab/><text:tab/><text:tab/> <text:s text:c="10"/>ken. Sie war eine treue Magd des<text:tab/><text:tab/><text:tab/><text:tab/><text:tab/><text:tab/><text:tab/><text:tab/> <text:s text:c="13"/>HErrn, u. sie wird bey allen denjenigen<text:tab/><text:tab/><text:tab/><text:tab/><text:tab/><text:tab/><text:tab/><text:tab/> <text:s text:c="10"/>welche ihres Dienstes u. ihrer Pflege<text:tab/><text:tab/><text:tab/><text:tab/><text:tab/><text:tab/><text:tab/><text:tab/> <text:s text:c="13"/>genoßen haben, in liebreichen und ge-<text:tab/><text:tab/><text:tab/><text:tab/><text:tab/><text:tab/><text:tab/><text:tab/> <text:s text:c="11"/>segnetem Andenken bleiben; wie sie<text:tab/><text:tab/><text:tab/><text:tab/><text:tab/><text:tab/><text:tab/><text:tab/> <text:s text:c="11"/>denn auch noch bey vielen von der Zeit her,<text:tab/><text:tab/><text:tab/><text:tab/><text:tab/><text:tab/><text:tab/> <text:s text:c="8"/>da sie im led. Schwestern-Chor zur <text:tab/><text:tab/><text:tab/><text:tab/><text:tab/><text:tab/><text:tab/><text:tab/> <text:s text:c="13"/>Pflege u. Wartung der Kranken an-<text:tab/><text:tab/><text:tab/><text:tab/><text:tab/><text:tab/><text:tab/><text:tab/> <text:s text:c="10"/>gestellt war, wegen ihrer überaus<text:tab/><text:tab/><text:tab/><text:tab/><text:tab/><text:tab/><text:tab/><text:tab/><text:tab/> <text:s text:c="7"/>zärtlichen u. treuen Bedienung der<text:tab/><text:tab/><text:tab/><text:tab/><text:tab/><text:tab/><text:tab/><text:tab/> <text:s text:c="13"/>Kranken in dankbarem Andenken <text:tab/><text:tab/><text:tab/><text:tab/><text:tab/><text:tab/><text:tab/><text:tab/> <text:s text:c="12"/>ist. Einige Zeit vor ihrem Ende<text:tab/><text:tab/><text:tab/><text:tab/><text:tab/><text:tab/><text:tab/><text:tab/><text:tab/> <text:s text:c="9"/>wurde sie mit einem heftigen Hu-<text:tab/><text:tab/><text:tab/><text:tab/><text:tab/><text:tab/><text:tab/><text:tab/><text:tab/> <text:s text:c="10"/>sten befallen, der sie sehr an-<text:tab/><text:tab/><text:tab/><text:tab/><text:tab/><text:tab/><text:tab/><text:tab/><text:tab/> <text:s text:c="9"/>griff u. schwächte, u. sie endlich,<text:tab/><text:tab/><text:tab/><text:tab/><text:tab/><text:tab/><text:tab/><text:tab/><text:tab/> <text:s text:c="10"/>da sich Schmerzen in den Gliedern<text:tab/><text:tab/><text:tab/><text:tab/><text:tab/><text:tab/><text:tab/><text:tab/> <text:s text:c="7"/>dazu einfanden, bettlägerig machte.<text:tab/><text:tab/><text:tab/><text:tab/><text:tab/><text:tab/><text:tab/><text:tab/> <text:s text:c="11"/>Sie schien jedoch nicht zu vermuthen,<text:tab/><text:tab/><text:tab/><text:tab/><text:tab/><text:tab/><text:tab/><text:tab/> <text:s text:c="7"/>daß diese Krankheit die Gelegen-<text:tab/><text:tab/><text:tab/><text:tab/><text:tab/><text:tab/><text:tab/><text:tab/> <text:s text:c="13"/>heit zu ihrer Vollendung werden solle.</text:span></text:p>
      <text:p text:style-name="P8">Am 24ten Febr. 1805. genoß sie noch das<text:tab/><text:tab/><text:tab/><text:tab/><text:tab/><text:tab/><text:tab/> <text:s text:c="8"/>heil: Abendmahl mit besonderer Hinge-<text:tab/><text:tab/><text:tab/><text:tab/><text:tab/><text:tab/><text:tab/><text:tab/> <text:s text:c="8"/>no[m]enheit ihres Herzens, u. am 25ten früh<text:tab/><text:tab/><text:tab/><text:tab/><text:tab/><text:tab/><text:tab/> <text:s text:c="12"/>äußerte sie, daß sie mal heimgehen<text:tab/><text:tab/><text:tab/><text:tab/><text:tab/><text:tab/><text:tab/><text:tab/> <text:s text:c="7"/>werde. Sie war dabey sehr vergnügt<text:tab/><text:tab/><text:tab/><text:tab/><text:tab/><text:tab/><text:tab/><text:tab/> <text:s text:c="14"/>u. kindlich, u. unterhielt sich mit den Be-<text:tab/><text:tab/><text:tab/><text:tab/><text:tab/><text:tab/><text:tab/><text:tab/> <text:s text:c="10"/>suchenden auf eine <text:span text:style-name="T11">angenehme Weise.</text:span></text:p>
      <text:p text:style-name="P9"><text:soft-page-break/>Gegen ihre Kinder u. Enkelchen war<text:tab/><text:tab/><text:tab/><text:tab/><text:tab/><text:tab/><text:tab/><text:tab/> <text:s text:c="3"/>sie sehr liebhabend. Nachmittags<text:tab/><text:tab/><text:tab/><text:tab/><text:tab/><text:tab/><text:tab/><text:tab/> <text:s text:c="12"/>in der 3ten Stunde, ehe man es noch ver-<text:tab/><text:tab/><text:tab/><text:tab/><text:tab/><text:tab/><text:tab/> <text:s text:c="8"/>muthete, waren die Anzeigen da, daß<text:tab/><text:tab/><text:tab/><text:tab/><text:tab/><text:tab/><text:tab/><text:tab/> <text:s text:c="11"/>ihre Seele zu der ewigen Heimath eile,<text:tab/><text:tab/><text:tab/><text:tab/><text:tab/><text:tab/><text:tab/><text:tab/> <text:s text:c="9"/>u. unter dem Gesang einiger Verse<text:tab/><text:tab/><text:tab/><text:tab/><text:tab/><text:tab/><text:tab/><text:tab/> <text:s text:c="9"/>u. mit dem Segen der Gemeine beglei-<text:tab/><text:tab/><text:tab/><text:tab/><text:tab/><text:tab/><text:tab/><text:tab/> <text:s text:c="12"/>tet verschied sie auf eine ungemein<text:tab/><text:tab/><text:tab/><text:tab/><text:tab/><text:tab/><text:tab/><text:tab/> <text:s text:c="13"/>sanfte Weise im 70ten Jahre <text:span text:style-name="T12">ihres<text:tab/><text:tab/><text:tab/><text:tab/><text:tab/><text:tab/><text:tab/><text:tab/> <text:s text:c="12"/>Alter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6T07:55:51.409000000</meta:creation-date>
    <meta:generator>LibreOffice/6.3.2.2$Windows_X86_64 LibreOffice_project/98b30e735bda24bc04ab42594c85f7fd8be07b9c</meta:generator>
    <dc:date>2022-09-11T13:01:31.677000000</dc:date>
    <meta:editing-duration>PT3H11M41S</meta:editing-duration>
    <meta:editing-cycles>39</meta:editing-cycles>
    <meta:document-statistic meta:table-count="0" meta:image-count="0" meta:object-count="0" meta:page-count="5" meta:paragraph-count="9" meta:word-count="1313" meta:character-count="11971" meta:non-whitespace-character-count="6627"/>
  </office:meta>
</office:document-meta>
</file>